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ASURING OF JESUS (4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ASURING OF JESUS (4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errain (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ime (4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test (4:3-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test (4:3-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temptation (4:3-4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First temptation (4:3-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test (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triumph (4:4):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test (4:3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irst temptation (4:3-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econd temptation (4:5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econd temptation (4:5-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st (4:5-7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riumph (4: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test (4:3-12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temptation (4:3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temptation (4: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temptation (4:9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ird temptation (4:9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est (4:9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triumph (4:12-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test (4:3-12)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irst temptation (4:3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Second temptation (4:5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ird temptation (4:9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MEASURING OF JESUS (4:1-13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terrain (4: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ime (4: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test (4:3-1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LUKE 4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MEASURING OF JESUS (4:1-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MESSAGES OF JESUS (4:14-15, 16-30, 31, 42-4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THE MESSAGES OF JESUS (4:14-15, 16-30, 31, 42-44)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In a Nazareth synagogue (4:16-30):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In a Nazareth synagogue (4:16-30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contents of his sermon (4:16-27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ontents of his sermon (4:16-27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he reads (4:16-1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he says (4:20-2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What he says (4:20-27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identification (4:2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illustrations (4:24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illustrations (4:24-27):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example of Elijah and the Zarephath widow (4:24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example of Elisha and the leper Naaman (4: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says (4:20-27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identification (4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illustrations (4:24-2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contents of his sermon (4:16-27)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at he reads (4:16-1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says (4:20-27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In a Nazareth synagogue (4:16-30):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contents of his sermon (4:16-2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ontempt for his sermon (4:28-30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MESSAGES OF JESUS (4:14-15, 16-30, 31, 42-44)<text:s text:c="1"/></text:span><text:span text:style-name="a709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In a Nazareth synagogue (4:16-3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In numerous synagogues (4:14-15, 31-32, 42-4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LUKE 4</text:span><text:span text:style-name="a724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THE MEASURING OF JESUS (4:1-13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MESSAGES OF JESUS (4:14-15, 16-30, 31, 42-44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HE MIRACLES OF JESUS (4:33-4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-title-Title-Slide" presentation:presentation-page-layout-name="Master1-PPL1" draw:id="Slide-277">
        <draw:frame draw:id="id125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MIRACLES OF JESUS (4:33-41)<text:s text:c="1"/></text:span><text:span text:style-name="a742" text:class-names=""/></text:p>
          </draw:text-box>
          <svg:title/>
          <svg:desc/>
        </draw:frame>
        <draw:frame draw:id="id126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He heals a demon-possessed man (4:33-37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He heals a demon-possessed man (4:33-37)<text:s text:c="1"/></text:span><text:span text:style-name="a752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acknowledgment by the demon (4:33-3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mmandment by the Lord (4: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mazement of the crowd (4:36-37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MIRACLES OF JESUS (4:33-41)<text:s text:c="1"/></text:span><text:span text:style-name="a770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He heals a demon-possessed man (4:33-3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heals Simon's (Peter's) mother-in-law (4:38-3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heals the multitudes (4:40-41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LUKE 4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MEASURING OF JESUS (4:1-1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MESSAGES OF JESUS (4:14-15, 16-30, 31, 42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MIRACLES OF JESUS (4:33-4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4</dc:title>
    <meta:initial-creator>David STRICKLAND</meta:initial-creator>
    <dc:creator>David STRICKLAND</dc:creator>
    <meta:creation-date>2020-02-22T17:34:33Z</meta:creation-date>
    <dc:date>2020-02-22T17:34:34Z</dc:date>
    <meta:template xlink:href="BibleStudy" xlink:type="simple"/>
    <meta:editing-cycles>1</meta:editing-cycles>
    <meta:editing-duration>PT0S</meta:editing-duration>
    <meta:document-statistic meta:paragraph-count="78" meta:word-count="568"/>
  </office:meta>
</office:document-meta>
</file>